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3">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4">
      <style:paragraph-properties fo:margin-top="0in" fo:margin-bottom="0in"/>
    </style:style>
    <style:style style:name="P21" style:family="paragraph" style:parent-style-name="Preformatted_20_Text">
    </style:style>
    <style:style style:name="P22" style:family="paragraph" style:parent-style-name="Text_20_body" style:list-style-name="L5">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6">
    </style:style>
    <style:style style:name="P27" style:family="paragraph" style:parent-style-name="Preformatted_20_Text">
    </style:style>
    <style:style style:name="P28" style:family="paragraph" style:parent-style-name="Text_20_body" style:list-style-name="L7">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8">
      <style:paragraph-properties fo:margin-top="0in" fo:margin-bottom="0in"/>
    </style:style>
    <style:style style:name="P35" style:family="paragraph" style:parent-style-name="Text_20_body" style:list-style-name="L9">
      <style:paragraph-properties fo:margin-top="0in" fo:margin-bottom="0in"/>
    </style:style>
    <style:style style:name="P36" style:family="paragraph" style:parent-style-name="Text_20_body" style:list-style-name="L10">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1">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12">
    </style:style>
    <style:style style:name="P51" style:family="paragraph" style:parent-style-name="Text_20_body" style:list-style-name="L13">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Text_20_body" style:list-style-name="L14">
      <style:paragraph-properties fo:margin-top="0in" fo:margin-bottom="0in"/>
    </style:style>
    <style:style style:name="P68" style:family="paragraph" style:parent-style-name="Text_20_body" style:list-style-name="L15">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Text_20_body" style:list-style-name="L16">
      <style:paragraph-properties fo:margin-top="0in" fo:margin-bottom="0in"/>
    </style:style>
    <style:style style:name="P73" style:family="paragraph" style:parent-style-name="Text_20_body" style:list-style-name="L17">
      <style:paragraph-properties fo:margin-top="0in" fo:margin-bottom="0in"/>
    </style:style>
    <style:style style:name="P74" style:family="paragraph" style:parent-style-name="Text_20_body" style:list-style-name="L18">
    </style:style>
    <style:style style:name="P75" style:family="paragraph" style:parent-style-name="Text_20_body" style:list-style-name="L19">
      <style:paragraph-properties fo:margin-top="0in" fo:margin-bottom="0in"/>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Text_20_body" style:list-style-name="L20">
      <style:paragraph-properties fo:margin-top="0in" fo:margin-bottom="0in"/>
    </style:style>
    <style:style style:name="P81" style:family="paragraph" style:parent-style-name="Text_20_body" style:list-style-name="L21">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22">
      <style:paragraph-properties fo:margin-top="0in" fo:margin-bottom="0in"/>
    </style:style>
    <style:style style:name="P87" style:family="paragraph" style:parent-style-name="Text_20_body" style:list-style-name="L23">
      <style:paragraph-properties fo:margin-top="0in" fo:margin-bottom="0in"/>
    </style:style>
    <style:style style:name="P88" style:family="paragraph" style:parent-style-name="Text_20_body" style:list-style-name="L2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25">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26">
      <style:paragraph-properties fo:margin-top="0in" fo:margin-bottom="0in"/>
    </style:style>
    <style:style style:name="P127" style:family="paragraph" style:parent-style-name="Text_20_body" style:list-style-name="L27">
      <style:paragraph-properties fo:margin-top="0in" fo:margin-bottom="0in"/>
    </style:style>
    <style:style style:name="P128" style:family="paragraph" style:parent-style-name="Text_20_body" style:list-style-name="L28">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Text_20_body" style:list-style-name="L29">
      <style:paragraph-properties fo:margin-top="0in" fo:margin-bottom="0in"/>
    </style:style>
    <style:style style:name="P138" style:family="paragraph" style:parent-style-name="Text_20_body" style:list-style-name="L30">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31">
      <style:paragraph-properties fo:margin-top="0in" fo:margin-bottom="0in"/>
    </style:style>
    <style:style style:name="P156" style:family="paragraph" style:parent-style-name="Text_20_body" style:list-style-name="L32">
      <style:paragraph-properties fo:margin-top="0in" fo:margin-bottom="0in"/>
    </style:style>
    <style:style style:name="P157" style:family="paragraph" style:parent-style-name="Text_20_body" style:list-style-name="L33">
    </style:style>
    <style:style style:name="P158" style:family="paragraph" style:parent-style-name="Text_20_body" style:list-style-name="L34">
      <style:paragraph-properties fo:margin-top="0in" fo:margin-bottom="0in"/>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35">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36">
      <style:paragraph-properties fo:margin-top="0in" fo:margin-bottom="0in"/>
    </style:style>
    <style:style style:name="P185" style:family="paragraph" style:parent-style-name="Text_20_body" style:list-style-name="L37">
    </style:style>
    <style:style style:name="P186" style:family="paragraph" style:parent-style-name="Text_20_body" style:list-style-name="L38">
      <style:paragraph-properties fo:margin-top="0in" fo:margin-bottom="0in"/>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39">
      <style:paragraph-properties fo:margin-top="0in" fo:margin-bottom="0in"/>
    </style:style>
    <style:style style:name="P203" style:family="paragraph" style:parent-style-name="Text_20_body" style:list-style-name="L40">
      <style:paragraph-properties fo:margin-top="0in" fo:margin-bottom="0in"/>
    </style:style>
    <style:style style:name="P204" style:family="paragraph" style:parent-style-name="Text_20_body" style:list-style-name="L41">
    </style:style>
    <style:style style:name="P205" style:family="paragraph" style:parent-style-name="Text_20_body" style:list-style-name="L42">
      <style:paragraph-properties fo:margin-top="0in" fo:margin-bottom="0in"/>
    </style:style>
    <style:style style:name="P206" style:family="paragraph" style:parent-style-name="Preformatted_20_Text">
    </style:style>
    <style:style style:name="P207" style:family="paragraph" style:parent-style-name="Text_20_body" style:list-style-name="L43">
      <style:paragraph-properties fo:margin-top="0in" fo:margin-bottom="0in"/>
    </style:style>
    <style:style style:name="P208" style:family="paragraph" style:parent-style-name="Text_20_body" style:list-style-name="L44">
      <style:paragraph-properties fo:margin-top="0in" fo:margin-bottom="0in"/>
    </style:style>
    <style:style style:name="P209" style:family="paragraph" style:parent-style-name="Text_20_body" style:list-style-name="L45">
    </style:style>
    <style:style style:name="P210" style:family="paragraph" style:parent-style-name="Text_20_body" style:list-style-name="L46">
      <style:paragraph-properties fo:margin-top="0in" fo:margin-bottom="0in"/>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1">
        <text:list-item>
          <text:p text:style-name="P1">In lab, you were asked to execute a program like this:</text:p>
          <text:p text:style-name="P2">!include code/snippets/rectangleInitialValues.cs</text:p>
          <text:p text:style-name="P1">Note that we create a Rectangle object, but do not use the <text:span text:style-name="Source_Text">SetLength</text:span> or <text:span text:style-name="Source_Text">SetWidth</text:span> methods to assign values to its instance variables. It displays the following output:</text:p>
          <text:p text:style-name="P3">Length is 0</text:p>
          <text:p text:style-name="P4">Width is 0</text:p>
        </text:list-item>
        <text:list-item>
          <text:p text:style-name="P1">This works because the instance variables <text:span text:style-name="Source_Text">length</text:span> and <text:span text:style-name="Source_Text">width</text:span> have a default value of 0, even if you never assign them a value</text:p>
        </text:list-item>
        <text:list-item>
          <text:p text:style-name="P1">Local variables, like the ones we write in the <text:span text:style-name="Source_Text">Main</text:span> method, do <text:span text:style-name="T1">not</text:span> have default values. You must assign them a value before using them in an expression.</text:p>
          <text:list text:style-name="L2">
            <text:list-item>
              <text:p text:style-name="P5">For example, this code will produce a compile error:</text:p>
              <text:p text:style-name="P6">int myVar1;</text:p>
              <text:p text:style-name="P7">int myVar2 = myVar1 + 5;</text:p>
              <text:p text:style-name="P5">You cannot assume <text:span text:style-name="Source_Text">myVar1</text:span> will be 0; it has no value at all until you use an assignment statement.</text:p>
            </text:list-item>
          </text:list>
        </text:list-item>
        <text:list-item>
          <text:p text:style-name="P1">When you create (instantiate) a new object, its instance variables will be assigned specific default values based on their type:</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Source_Text">string</text:span></text:p>
              </table:table-cell>
              <table:table-cell table:style-name="TableRowCell" office:value-type="string">
                <text:p text:style-name="Table_20_Contents"><text:span text:style-name="Source_Text">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Source_Text">null</text:span></text:p>
              </table:table-cell>
            </table:table-row>
            <table:table-row>
              <table:table-cell table:style-name="TableRowCell" office:value-type="string">
                <text:p text:style-name="Table_20_Contents"><text:span text:style-name="Source_Text">bool</text:span></text:p>
              </table:table-cell>
              <table:table-cell table:style-name="TableRowCell" office:value-type="string">
                <text:p text:style-name="Table_20_Contents"><text:span text:style-name="Source_Text">false</text:span></text:p>
              </table:table-cell>
            </table:table-row>
            <table:table-row>
              <table:table-cell table:style-name="TableRowCell" office:value-type="string">
                <text:p text:style-name="Table_20_Contents"><text:span text:style-name="Source_Text">char</text:span></text:p>
              </table:table-cell>
              <table:table-cell table:style-name="TableRowCell" office:value-type="string">
                <text:p text:style-name="Table_20_Contents"><text:span text:style-name="Source_Text">'\0'</text:span></text:p>
              </table:table-cell>
            </table:table-row>
          </table:table>
        </text:list-item>
        <text:list-item>
          <text:p text:style-name="P1">Remember, <text:span text:style-name="Source_Text">null</text:span> is the value of a reference-type variable that refers to “nothing” - it does not contain the location of any object at all. You cannot do anything with a reference variable containing <text:span text:style-name="Source_Text">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3">
        <text:list-item>
          <text:p text:style-name="P8">ClassRoom: Represents a room in a building on campus</text:p>
        </text:list-item>
        <text:list-item>
          <text:p text:style-name="P8">UML Diagram:</text:p>
          <text:p text:style-name="P9">|=========================================|</text:p>
          <text:p text:style-name="P10">| <text:s text:c="15"/>**ClassRoom** <text:s text:c="11"/>|</text:p>
          <text:p text:style-name="P11">| <text:s text:c="1"/>|</text:p>
          <text:p text:style-name="P12">| - building: `string` <text:s text:c="19"/>|</text:p>
          <text:p text:style-name="P13">| - number: `int` <text:s text:c="24"/>|</text:p>
          <text:p text:style-name="P14">| <text:s text:c="1"/>|</text:p>
          <text:p text:style-name="P15">| + SetBuilding(buildingParam : `string`) |</text:p>
          <text:p text:style-name="P16">| + GetBuilding(): `string` <text:s text:c="14"/>|</text:p>
          <text:p text:style-name="P17">| + SetNumber(numberParameter: `int`) <text:s text:c="4"/>|</text:p>
          <text:p text:style-name="P18">| + GetNumber(): `int` <text:s text:c="19"/>|</text:p>
          <text:p text:style-name="P19">|=========================================|</text:p>
          <text:list text:style-name="L4">
            <text:list-item>
              <text:p text:style-name="P20">There are two attributes: the name of the building (a string) and the room number (an <text:span text:style-name="Source_Text">int</text:span>)</text:p>
            </text:list-item>
            <text:list-item>
              <text:p text:style-name="P20">Each attribute will have a “getter” and “setter” method</text:p>
            </text:list-item>
          </text:list>
        </text:list-item>
        <text:list-item>
          <text:p text:style-name="P8">Implementation:</text:p>
          <text:p text:style-name="P21">!include code/snippets/classroom.cs</text:p>
          <text:list text:style-name="L5">
            <text:list-item>
              <text:p text:style-name="P22">Each attribute is implemented by an instance variable with the same name</text:p>
            </text:list-item>
            <text:list-item>
              <text:p text:style-name="P22">To write the “setter” for the building attribute, we write a method whose return type is <text:span text:style-name="Source_Text">void</text:span>, with a single <text:span text:style-name="Source_Text">string</text:span>-type parameter. Its body assigns the <text:span text:style-name="Source_Text">building</text:span> instance variable to the value in the parameter <text:span text:style-name="Source_Text">buildingParam</text:span></text:p>
            </text:list-item>
            <text:list-item>
              <text:p text:style-name="P22">To write the “getter” for the building attribute, we write a method whose return type is <text:span text:style-name="Source_Text">string</text:span>, and whose body returns the instance variable <text:span text:style-name="Source_Text">building</text:span></text:p>
            </text:list-item>
          </text:list>
        </text:list-item>
        <text:list-item>
          <text:p text:style-name="P8">Creating an object and using its default values:</text:p>
          <text:p text:style-name="P23">!include code/snippets/classroomInitialValues.cs</text:p>
          <text:p text:style-name="P8">This will print the following output:</text:p>
          <text:p text:style-name="P24">Building is</text:p>
          <text:p text:style-name="P25">Room number is 0</text:p>
          <text:p text:style-name="P8">Remember that the default value of a <text:span text:style-name="Source_Text">string</text:span> variable is <text:span text:style-name="Source_Text">null</text:span>. When you use string interpolation on <text:span text:style-name="Source_Text">null</text:span>, you get an empty string.</text:p>
        </text:list-item>
      </text:list>
      <text:h text:style-name="Heading_20_2" text:outline-level="2"><text:bookmark-start text:name="constructors"/>Constructors<text:bookmark-end text:name="constructors"/></text:h>
      <text:list text:style-name="L6">
        <text:list-item>
          <text:p text:style-name="P26">Instantiation syntax requires you to write parentheses after the name of the class, like this:</text:p>
          <text:p text:style-name="P27">ClassRoom english = new ClassRoom();</text:p>
        </text:list-item>
        <text:list-item>
          <text:p text:style-name="P26">Parentheses indicate a method call, like in <text:span text:style-name="Source_Text">Console.ReadLine()</text:span> or <text:span text:style-name="Source_Text">english.GetBuilding()</text:span></text:p>
        </text:list-item>
        <text:list-item>
          <text:p text:style-name="P26">In fact, the instantiation statement <text:span text:style-name="Source_Text">new ClassRoom()</text:span> does call a method: the <text:span text:style-name="T2">constructor</text:span></text:p>
        </text:list-item>
        <text:list-item>
          <text:p text:style-name="P26">Constructor: A special method used to create an object. It “sets up” a new instance by <text:span text:style-name="T2">initializing its instance variables</text:span>.</text:p>
        </text:list-item>
        <text:list-item>
          <text:p text:style-name="P26">If you do not write a constructor in your class, C# will generate a “default” constructor for you – this is what’s getting called when we write <text:span text:style-name="Source_Text">new ClassRoom()</text:span> here</text:p>
        </text:list-item>
        <text:list-item>
          <text:p text:style-name="P26">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7">
        <text:list-item>
          <text:p text:style-name="P28">Example for ClassRoom:</text:p>
          <text:p text:style-name="P29">public ClassRoom(string buildingParam, int numberParam)</text:p>
          <text:p text:style-name="P30">{</text:p>
          <text:p text:style-name="P31"><text:s text:c="4"/>building = buildingParam;</text:p>
          <text:p text:style-name="P32"><text:s text:c="4"/>number = numberParam;</text:p>
          <text:p text:style-name="P33">}</text:p>
        </text:list-item>
        <text:list-item>
          <text:p text:style-name="P28">To write a constructor, write a method whose name is <text:span text:style-name="T1">exactly the same</text:span> as the class name</text:p>
        </text:list-item>
        <text:list-item>
          <text:p text:style-name="P28">This method has <text:span text:style-name="T1">no return type</text:span>, not even <text:span text:style-name="Source_Text">void</text:span>. It does not have a <text:span text:style-name="Source_Text">return</text:span> statement either</text:p>
        </text:list-item>
        <text:list-item>
          <text:p text:style-name="P28">For <text:span text:style-name="Source_Text">ClassRoom</text:span>, this means the constructor’s header starts with <text:span text:style-name="Source_Text">public ClassRoom</text:span></text:p>
          <text:list text:style-name="L8">
            <text:list-item>
              <text:p text:style-name="P34">You can think of this method as “combining” the return type and name. The name of the method is <text:span text:style-name="Source_Text">ClassRoom</text:span>, and its output is of type <text:span text:style-name="Source_Text">ClassRoom</text:span>, since the return value of <text:span text:style-name="Source_Text">new ClassRoom()</text:span> is always a <text:span text:style-name="Source_Text">ClassRoom</text:span> object</text:p>
            </text:list-item>
            <text:list-item>
              <text:p text:style-name="P34">You do not actually write a <text:span text:style-name="Source_Text">return</text:span> statement, though, because <text:span text:style-name="Source_Text">new</text:span> will always return the new object after calling the constructor</text:p>
            </text:list-item>
          </text:list>
        </text:list-item>
        <text:list-item>
          <text:p text:style-name="P28">A custom constructor usually has parameters that correspond to the instance variables: for <text:span text:style-name="Source_Text">ClassRoom</text:span>, it has a <text:span text:style-name="Source_Text">string</text:span> parameter named <text:span text:style-name="Source_Text">buildingParam</text:span>, and an <text:span text:style-name="Source_Text">int</text:span> parameter named <text:span text:style-name="Source_Text">numberParam</text:span></text:p>
          <text:list text:style-name="L9">
            <text:list-item>
              <text:p text:style-name="P35">Note that when we write a method with two parameters, we separate the parameters with a comma</text:p>
            </text:list-item>
          </text:list>
        </text:list-item>
        <text:list-item>
          <text:p text:style-name="P28">The body of a constructor must assign values to <text:span text:style-name="T2">all</text:span> instance variables in the object</text:p>
        </text:list-item>
        <text:list-item>
          <text:p text:style-name="P28">Usually this means assigning each parameter to its corresponding instance variable: initialize the instance variable to equal the parameter</text:p>
          <text:list text:style-name="L10">
            <text:list-item>
              <text:p text:style-name="P36">Very similar to calling both “setters” at once</text:p>
            </text:list-item>
          </text:list>
        </text:list-item>
        <text:list-item>
          <text:p text:style-name="P28">Using a constructor</text:p>
        </text:list-item>
        <text:list-item>
          <text:p text:style-name="P28">An instantiation statement will call a constructor for the class being instantiated</text:p>
        </text:list-item>
        <text:list-item>
          <text:p text:style-name="P28">Arguments in parentheses must match the parameters of the constructor</text:p>
        </text:list-item>
        <text:list-item>
          <text:p text:style-name="P28">Example with the <text:span text:style-name="Source_Text">ClassRoom</text:span> constructor:</text:p>
          <text:p text:style-name="P37">!include code/snippets/classroomUsingConstructor.cs</text:p>
          <text:p text:style-name="P28">This program will produce this output:</text:p>
          <text:p text:style-name="P38">Building is Allgood East</text:p>
          <text:p text:style-name="P39">Room number is 356</text:p>
        </text:list-item>
        <text:list-item>
          <text:p text:style-name="P28">The instantiation statement <text:span text:style-name="Source_Text">new ClassRoom("Allgood East", 356)</text:span> first creates a new “empty” object of type <text:span text:style-name="Source_Text">ClassRoom</text:span>, then calls the constructor to initialize it. The first argument, “Allgood East”, becomes the constructor’s first parameter (<text:span text:style-name="Source_Text">buildingParam</text:span>), and the second argument, 356, becomes the constructor’s second parameter (<text:span text:style-name="Source_Text">numberParam</text:span>).</text:p>
        </text:list-item>
        <text:list-item>
          <text:p text:style-name="P28">After executing the instantiation statement, the object referred to by <text:span text:style-name="Source_Text">csci</text:span> has its instance variables set to these values, even though we never called <text:span text:style-name="Source_Text">SetBuilding</text:span> or <text:span text:style-name="Source_Text">SetNumber</text:span></text:p>
        </text:list-item>
      </text:list>
      <text:h text:style-name="Heading_20_4" text:outline-level="4"><text:bookmark-start text:name="methods-with-multiple-parameters"/>Methods with multiple parameters<text:bookmark-end text:name="methods-with-multiple-parameters"/></text:h>
      <text:list text:style-name="L11">
        <text:list-item>
          <text:p text:style-name="P40">The constructor we wrote is an example of a method with two parameters</text:p>
        </text:list-item>
        <text:list-item>
          <text:p text:style-name="P40">The same syntax can be used for ordinary, non-constructor methods, if we need more than one input value</text:p>
        </text:list-item>
        <text:list-item>
          <text:p text:style-name="P40">For example, we could write this method in the <text:span text:style-name="Source_Text">Rectangle</text:span> class:</text:p>
          <text:p text:style-name="P41">public void MultiplyBoth(int lengthFactor, int widthFactor)</text:p>
          <text:p text:style-name="P42">{</text:p>
          <text:p text:style-name="P43"><text:s text:c="4"/>length *= lengthFactor;</text:p>
          <text:p text:style-name="P44"><text:s text:c="4"/>width *= widthFactor;</text:p>
          <text:p text:style-name="P45">}</text:p>
        </text:list-item>
        <text:list-item>
          <text:p text:style-name="P40">The first parameter has type <text:span text:style-name="Source_Text">int</text:span> and is named lengthFactor. The second parameter has type <text:span text:style-name="Source_Text">int</text:span> and is named <text:span text:style-name="Source_Text">widthFactor</text:span></text:p>
        </text:list-item>
        <text:list-item>
          <text:p text:style-name="P40">You can call this method by providing two arguments, separated by a comma:</text:p>
          <text:p text:style-name="P46">Rectangle myRect = new Rectangle();</text:p>
          <text:p text:style-name="P47">myRect.SetLength(5);</text:p>
          <text:p text:style-name="P48">myRect.SetWidth(10);</text:p>
          <text:p text:style-name="P49">myRect.MultiplyBoth(3, 5);</text:p>
          <text:p text:style-name="P40">The first argument, 3, will be assigned to the first parameter, <text:span text:style-name="Source_Text">lengthFactor</text:span>. The second argument, 5, will be assigned to the second parameter, <text:span text:style-name="Source_Text">widthFactor</text:span></text:p>
        </text:list-item>
        <text:list-item>
          <text:p text:style-name="P40">The order of the arguments matters when calling a multi-parameter method. If you write <text:span text:style-name="Source_Text">myRect.MultiplyBoth(5, 3)</text:span>, then <text:span text:style-name="Source_Text">lengthFactor</text:span> will be 5 and <text:span text:style-name="Source_Text">widthFactor</text:span> will be 3.</text:p>
        </text:list-item>
        <text:list-item>
          <text:p text:style-name="P40">The type of each argument must match the type of the corresponding parameter. For example, when you call the <text:span text:style-name="Source_Text">ClassRoom</text:span> constructor we just wrote, the first argument must be a <text:span text:style-name="Source_Text">string</text:span> and the second argument must be an <text:span text:style-name="Source_Text">int</text:span></text:p>
        </text:list-item>
      </text:list>
      <text:h text:style-name="Heading_20_4" text:outline-level="4"><text:bookmark-start text:name="writing-multiple-constructors"/>Writing multiple constructors<text:bookmark-end text:name="writing-multiple-constructors"/></text:h>
      <text:list text:style-name="L12">
        <text:list-item>
          <text:p text:style-name="P50">Remember that if you do not write a constructor, C# generates a “default” one with no parameters, so you can write <text:span text:style-name="Source_Text">new ClassRoom()</text:span></text:p>
        </text:list-item>
        <text:list-item>
          <text:p text:style-name="P50">Once you add a constructor to your class, C# will <text:span text:style-name="T2">not</text:span> generate a default constructor</text:p>
          <text:list text:style-name="L13">
            <text:list-item>
              <text:p text:style-name="P51">This means once we write the <text:span text:style-name="Source_Text">ClassRoom</text:span> constructor (as shown earlier), this statement will produce a compile error: <text:span text:style-name="Source_Text">ClassRoom english = new ClassRoom();</text:span></text:p>
            </text:list-item>
            <text:list-item>
              <text:p text:style-name="P51">The constructor we wrote has 2 parameters, so now you always need 2 arguments to instantiate a <text:span text:style-name="Source_Text">ClassRoom</text:span></text:p>
            </text:list-item>
          </text:list>
        </text:list-item>
        <text:list-item>
          <text:p text:style-name="P50">If you still want the option to create an object with no arguments (i.e. <text:span text:style-name="Source_Text">new ClassRoom()</text:span>), you must write a constructor with no parameters</text:p>
        </text:list-item>
        <text:list-item>
          <text:p text:style-name="P50">A class can have more than one constructor, so it would look like this:</text:p>
          <text:p text:style-name="P52">class ClassRoom</text:p>
          <text:p text:style-name="P53">{</text:p>
          <text:p text:style-name="P54"><text:s text:c="4"/>//...</text:p>
          <text:p text:style-name="P55"><text:s text:c="4"/>public ClassRoom(string buildingParam, int numberParam)</text:p>
          <text:p text:style-name="P56"><text:s text:c="4"/>{</text:p>
          <text:p text:style-name="P57"><text:s text:c="8"/>building = buildingParam;</text:p>
          <text:p text:style-name="P58"><text:s text:c="8"/>number = numberParam;</text:p>
          <text:p text:style-name="P59"><text:s text:c="4"/>}</text:p>
          <text:p text:style-name="P60"><text:s text:c="4"/>public ClassRoom()</text:p>
          <text:p text:style-name="P61"><text:s text:c="4"/>{</text:p>
          <text:p text:style-name="P62"><text:s text:c="8"/>building = null;</text:p>
          <text:p text:style-name="P63"><text:s text:c="8"/>number = 0;</text:p>
          <text:p text:style-name="P64"><text:s text:c="4"/>}</text:p>
          <text:p text:style-name="P65"><text:s text:c="4"/>//...</text:p>
          <text:p text:style-name="P66">}</text:p>
        </text:list-item>
        <text:list-item>
          <text:p text:style-name="P50">The “no-argument” constructor must still initialize all the instance variables, even though it has no parameters</text:p>
          <text:list text:style-name="L14">
            <text:list-item>
              <text:p text:style-name="P67">You can pick any “default value” you want, or use the same ones that C# would use (0 for numeric variables, <text:span text:style-name="Source_Text">null</text:span> for object variables, etc.)</text:p>
            </text:list-item>
          </text:list>
        </text:list-item>
        <text:list-item>
          <text:p text:style-name="P50">When a class has multiple constructors, the instantiation statement must decide which constructor to call</text:p>
        </text:list-item>
        <text:list-item>
          <text:p text:style-name="P50">The instantiation statement will call the constructor whose parameters match the arguments you provide</text:p>
          <text:list text:style-name="L15">
            <text:list-item>
              <text:p text:style-name="P68">For example, each of these statements will call a different constructor:</text:p>
              <text:p text:style-name="P69">ClassRoom csci = new ClassRoom("Allgood East", 356);</text:p>
              <text:p text:style-name="P70">ClassRoom english = new ClassRoom();</text:p>
              <text:p text:style-name="P68">The first statement calls the two-parameter constructor we wrote, since it has a <text:span text:style-name="Source_Text">string</text:span> argument and an <text:span text:style-name="Source_Text">int</text:span> argument (in that order), and those match the parameters <text:span text:style-name="Source_Text">(string buildingParam, int numberParam)</text:span>. The second statement calls the zero-parameter constructor since it has no arguments.</text:p>
            </text:list-item>
            <text:list-item>
              <text:p text:style-name="P68">If the arguments do not match any constructor, it is still an error:</text:p>
              <text:p text:style-name="P71">ClassRoom csci = new ClassRoom(356, "Allgood East");</text:p>
              <text:p text:style-name="P68">This will produce a compile error, because the instantiation statement has two arguments in the order <text:span text:style-name="Source_Text">int</text:span>, <text:span text:style-name="Source_Text">string</text:span>, but the only constructor with two parameters needs the first parameter to be a <text:span text:style-name="Source_Text">string</text:span>.</text:p>
            </text:list-item>
          </text:list>
        </text:list-item>
      </text:list>
      <text:h text:style-name="Heading_20_2" text:outline-level="2"><text:bookmark-start text:name="writing-tostring-methods"/>Writing <text:span text:style-name="Source_Text">ToString</text:span> Methods<text:bookmark-end text:name="writing-tostring-methods"/></text:h>
      <text:list text:style-name="L16">
        <text:list-item>
          <text:p text:style-name="P72"><text:span text:style-name="Source_Text">ToString</text:span> recap</text:p>
          <text:list text:style-name="L17">
            <text:list-item>
              <text:p text:style-name="P73">String interpolation automatically calls the <text:span text:style-name="Source_Text">ToString</text:span> method on each variable or value</text:p>
            </text:list-item>
            <text:list-item>
              <text:p text:style-name="P73"><text:span text:style-name="Source_Text">ToString</text:span> returns a string “equivalent” to the object; for example, if <text:span text:style-name="Source_Text">num</text:span> is an <text:span text:style-name="Source_Text">int</text:span> variable containing 42, <text:span text:style-name="Source_Text">num.ToString()</text:span> returns “42”.</text:p>
            </text:list-item>
            <text:list-item>
              <text:p text:style-name="P73">C# datatypes already have a <text:span text:style-name="Source_Text">ToString</text:span> method, but you need to write a <text:span text:style-name="Source_Text">ToString</text:span> method for your own classes to use them in string interpolation</text:p>
            </text:list-item>
          </text:list>
        </text:list-item>
        <text:list-item>
          <text:p text:style-name="P72">Writing a <text:span text:style-name="Source_Text">ToString</text:span> method</text:p>
          <text:list text:style-name="L18">
            <text:list-item>
              <text:p text:style-name="P74">To add a <text:span text:style-name="Source_Text">ToString</text:span> method to your class, you must write this header: <text:span text:style-name="Source_Text">public override string ToString()</text:span></text:p>
            </text:list-item>
            <text:list-item>
              <text:p text:style-name="P74">The access modifier must be <text:span text:style-name="Source_Text">public</text:span> (so other code, like string interpolation, can call it)</text:p>
            </text:list-item>
            <text:list-item>
              <text:p text:style-name="P74">The return type must be <text:span text:style-name="Source_Text">string</text:span> (ToString must output a string)</text:p>
            </text:list-item>
            <text:list-item>
              <text:p text:style-name="P74">It must have no parameters (the string interpolation code will not know what arguments to supply)</text:p>
            </text:list-item>
            <text:list-item>
              <text:p text:style-name="P74">The keyword <text:span text:style-name="Source_Text">override</text:span> means your class is “overriding,” or providing its own version of, a method that is already defined elsewhere – <text:span text:style-name="Source_Text">ToString</text:span> is defined by the base <text:span text:style-name="Source_Text">object</text:span> type, which is why string interpolation “knows” it can call <text:span text:style-name="Source_Text">ToString</text:span> on any object</text:p>
              <text:list text:style-name="L19">
                <text:list-item>
                  <text:p text:style-name="P75">If you do not use the keyword <text:span text:style-name="Source_Text">override</text:span>, then the pre-existing <text:span text:style-name="Source_Text">ToString</text:span> method (defined by the base <text:span text:style-name="Source_Text">object</text:span> type) will be used instead, which only returns the name of the class</text:p>
                </text:list-item>
              </text:list>
            </text:list-item>
            <text:list-item>
              <text:p text:style-name="P74">The goal of <text:span text:style-name="Source_Text">ToString</text:span> is to return a “string representation” of the object, so the body of the method should use all of the object’s attributes and combine them into a string somehow</text:p>
            </text:list-item>
            <text:list-item>
              <text:p text:style-name="P74">Example <text:span text:style-name="Source_Text">ToString</text:span> method for <text:span text:style-name="Source_Text">ClassRoom</text:span>:</text:p>
              <text:p text:style-name="P76">public override string ToString()</text:p>
              <text:p text:style-name="P77">{</text:p>
              <text:p text:style-name="P78"><text:s text:c="4"/>return building + " " + number;</text:p>
              <text:p text:style-name="P79">}</text:p>
              <text:list text:style-name="L20">
                <text:list-item>
                  <text:p text:style-name="P80">There are two instance variables, <text:span text:style-name="Source_Text">building</text:span> and <text:span text:style-name="Source_Text">number</text:span>, and we use both of them</text:p>
                </text:list-item>
                <text:list-item>
                  <text:p text:style-name="P80">A natural way to write the name of a classroom is the building name followed by the room number, like “University Hall 124”, so we concatenate the variables in that order</text:p>
                </text:list-item>
                <text:list-item>
                  <text:p text:style-name="P80">Note that we add a space between the variables</text:p>
                </text:list-item>
                <text:list-item>
                  <text:p text:style-name="P80">Note that <text:span text:style-name="Source_Text">building</text:span> is already a string, but <text:span text:style-name="Source_Text">number</text:span> is an <text:span text:style-name="Source_Text">int</text:span>, so string concatenation will implicitly call <text:span text:style-name="Source_Text">number.ToString()</text:span> – <text:span text:style-name="Source_Text">ToString</text:span> methods can call other <text:span text:style-name="Source_Text">ToString</text:span> methods</text:p>
                </text:list-item>
                <text:list-item>
                  <text:p text:style-name="P80">Another way to write the body would be <text:span text:style-name="Source_Text">return $"{building} {number}";</text:span></text:p>
                </text:list-item>
              </text:list>
            </text:list-item>
          </text:list>
        </text:list-item>
        <text:list-item>
          <text:p text:style-name="P72">Using a <text:span text:style-name="Source_Text">ToString</text:span> method</text:p>
          <text:list text:style-name="L21">
            <text:list-item>
              <text:p text:style-name="P81">Any time an object is used in string interpolation or concatenation, its <text:span text:style-name="Source_Text">ToString</text:span> method will be called</text:p>
            </text:list-item>
            <text:list-item>
              <text:p text:style-name="P81">You can also call <text:span text:style-name="Source_Text">ToString</text:span> by name using the “dot operator,” like any other method</text:p>
            </text:list-item>
            <text:list-item>
              <text:p text:style-name="P81">This code will call the <text:span text:style-name="Source_Text">ToString</text:span> method we just wrote for <text:span text:style-name="Source_Text">ClassRoom</text:span>:</text:p>
              <text:p text:style-name="P82">ClassRoom csci = new ClassRoom("Allgood East", 356);</text:p>
              <text:p text:style-name="P83">Console.WriteLine(csci);</text:p>
              <text:p text:style-name="P84">Console.WriteLine($"The classroom is {csci}");</text:p>
              <text:p text:style-name="P85">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2">
        <text:list-item>
          <text:p text:style-name="P86">In general, variables, methods, and classes must have unique names, but there are several exceptions</text:p>
        </text:list-item>
        <text:list-item>
          <text:p text:style-name="P86"><text:span text:style-name="T2">Variables</text:span> can have the same name if they are in <text:span text:style-name="T1">different scopes</text:span></text:p>
          <text:list text:style-name="L23">
            <text:list-item>
              <text:p text:style-name="P87">Two methods can each have a local variable with the same name</text:p>
            </text:list-item>
            <text:list-item>
              <text:p text:style-name="P87">A local variable (scope limited to the method) can have the same name as an instance variable (scope includes the whole class), but this will result in <text:span text:style-name="T2">shadowing</text:span></text:p>
            </text:list-item>
          </text:list>
        </text:list-item>
        <text:list-item>
          <text:p text:style-name="P86"><text:span text:style-name="T2">Classes</text:span> can have the same name if they are in <text:span text:style-name="T1">different namespaces</text:span></text:p>
          <text:list text:style-name="L24">
            <text:list-item>
              <text:p text:style-name="P88">This is one reason C# has namespaces: you can name your classes anything you want. Otherwise, if a library (someone else’s code) used a class name, you would be prevented from using that name</text:p>
            </text:list-item>
            <text:list-item>
              <text:p text:style-name="P88">For example, imagine you were using a “shapes library” that provided a class named <text:span text:style-name="Source_Text">Rectangle</text:span>, but you also wanted to write your own class named <text:span text:style-name="Source_Text">Rectangle</text:span></text:p>
            </text:list-item>
            <text:list-item>
              <text:p text:style-name="P88">The library’s code would use its own namespace, like this:</text:p>
              <text:p text:style-name="P89">namespace ShapesLibrary</text:p>
              <text:p text:style-name="P90">{</text:p>
              <text:p text:style-name="P91"><text:s text:c="4"/>class Rectangle</text:p>
              <text:p text:style-name="P92"><text:s text:c="4"/>{</text:p>
              <text:p text:style-name="P93"><text:s text:c="8"/>//instance variables, methods, etc.</text:p>
              <text:p text:style-name="P94"><text:s text:c="4"/>}</text:p>
              <text:p text:style-name="P95">}</text:p>
              <text:p text:style-name="P88">Then your own code could have a <text:span text:style-name="Source_Text">Rectangle</text:span> class in your own namespace:</text:p>
              <text:p text:style-name="P96">namespace MyProject</text:p>
              <text:p text:style-name="P97">{</text:p>
              <text:p text:style-name="P98"><text:s text:c="4"/>class Rectangle</text:p>
              <text:p text:style-name="P99"><text:s text:c="4"/>{</text:p>
              <text:p text:style-name="P100"><text:s text:c="8"/>//instance variables, methods, etc.</text:p>
              <text:p text:style-name="P101"><text:s text:c="4"/>}</text:p>
              <text:p text:style-name="P102">}</text:p>
            </text:list-item>
            <text:list-item>
              <text:p text:style-name="P88">You can use both <text:span text:style-name="Source_Text">Rectangle</text:span> classes in the same code, as long as you specify the namespace, like this:</text:p>
              <text:p text:style-name="P103">MyProject.Rectangle rect1 = new MyProject.Rectangle();</text:p>
              <text:p text:style-name="P104">ShapesLibrary.Rectangle rect2 = new ShapesLibrary.Rectangle();</text:p>
            </text:list-item>
          </text:list>
        </text:list-item>
        <text:list-item>
          <text:p text:style-name="P86"><text:span text:style-name="T2">Methods</text:span> can have the same name if they have <text:span text:style-name="T1">different signatures</text:span>; this is called <text:span text:style-name="T2">overloading</text:span></text:p>
          <text:list text:style-name="L25">
            <text:list-item>
              <text:p text:style-name="P105">We’ll explain signatures in more detail in a minute</text:p>
            </text:list-item>
            <text:list-item>
              <text:p text:style-name="P105">Briefly, methods can have the same name if they have different parameters</text:p>
            </text:list-item>
            <text:list-item>
              <text:p text:style-name="P105">For example, you can have two methods named Multiply in the Rectangle class, as long as one has one parameter and the other has two parameters:</text:p>
              <text:p text:style-name="P106">public void Multiply(int factor)</text:p>
              <text:p text:style-name="P107">{</text:p>
              <text:p text:style-name="P108"><text:s text:c="4"/>length *= factor;</text:p>
              <text:p text:style-name="P109"><text:s text:c="4"/>width *= factor;</text:p>
              <text:p text:style-name="P110">}</text:p>
              <text:p text:style-name="P111">public void Multiply(int lengthFactor, int widthFactor)</text:p>
              <text:p text:style-name="P112">{</text:p>
              <text:p text:style-name="P113"><text:s text:c="4"/>length *= lengthFactor;</text:p>
              <text:p text:style-name="P114"><text:s text:c="4"/>width *= widthFactor;</text:p>
              <text:p text:style-name="P115">}</text:p>
              <text:p text:style-name="P105">C# understands that these are different methods, even though they have the same name, because their parameters are different. If you write <text:span text:style-name="Source_Text">myRect.Multiply(2)</text:span> it can only mean the first “Multiply” method, not the second one, because there is only one argument.</text:p>
            </text:list-item>
            <text:list-item>
              <text:p text:style-name="P105">We have used overloading already when we wrote multiple constructors – constructors are methods too. For example, these two constructors have the same name, but different parameters:</text:p>
              <text:p text:style-name="P116">public ClassRoom(string buildingParam, int numberParam)</text:p>
              <text:p text:style-name="P117">{</text:p>
              <text:p text:style-name="P118"><text:s text:c="4"/>building = buildingParam;</text:p>
              <text:p text:style-name="P119"><text:s text:c="4"/>number = numberParam;</text:p>
              <text:p text:style-name="P120">}</text:p>
              <text:p text:style-name="P121">public ClassRoom()</text:p>
              <text:p text:style-name="P122">{</text:p>
              <text:p text:style-name="P123"><text:s text:c="4"/>building = null;</text:p>
              <text:p text:style-name="P124"><text:s text:c="4"/>number = 0;</text:p>
              <text:p text:style-name="P125">}</text:p>
            </text:list-item>
          </text:list>
        </text:list-item>
      </text:list>
      <text:h text:style-name="Heading_20_4" text:outline-level="4"><text:bookmark-start text:name="method-signatures"/>Method signatures<text:bookmark-end text:name="method-signatures"/></text:h>
      <text:list text:style-name="L26">
        <text:list-item>
          <text:p text:style-name="P126">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126">Methods are unique if their <text:span text:style-name="T1">signatures</text:span> are unique, which is why they can have the same name</text:p>
        </text:list-item>
        <text:list-item>
          <text:p text:style-name="P126">Signature examples:</text:p>
          <text:list text:style-name="L27">
            <text:list-item>
              <text:p text:style-name="P127"><text:span text:style-name="Source_Text">public void Multiply(int lengthFactor, int widthFactor)</text:span> – the signature is <text:span text:style-name="Source_Text">Multiply(int, int)</text:span> (name is <text:span text:style-name="Source_Text">Multiply</text:span>, parameters are <text:span text:style-name="Source_Text">int</text:span> and <text:span text:style-name="Source_Text">int</text:span> type)</text:p>
            </text:list-item>
            <text:list-item>
              <text:p text:style-name="P127"><text:span text:style-name="Source_Text">public void Multiply(int factor)</text:span> – signature is <text:span text:style-name="Source_Text">Multiply(int)</text:span></text:p>
            </text:list-item>
            <text:list-item>
              <text:p text:style-name="P127"><text:span text:style-name="Source_Text">public void Multiply(double factor)</text:span> – signature is <text:span text:style-name="Source_Text">Multiply(double)</text:span></text:p>
            </text:list-item>
            <text:list-item>
              <text:p text:style-name="P127">These could all be in the same class since they all have different signatures</text:p>
            </text:list-item>
          </text:list>
        </text:list-item>
        <text:list-item>
          <text:p text:style-name="P126">Parameter <text:span text:style-name="T1">names</text:span> are not part of the signature, just their types</text:p>
          <text:list text:style-name="L28">
            <text:list-item>
              <text:p text:style-name="P128">Note that the parameter names are omitted when I write down the signature</text:p>
            </text:list-item>
            <text:list-item>
              <text:p text:style-name="P128">That means these two methods are not unique and could not be in the same class:</text:p>
              <text:p text:style-name="P129">public void SetWidth(int widthInMeters)</text:p>
              <text:p text:style-name="P130">{</text:p>
              <text:p text:style-name="P131"><text:s text:c="4"/>//...</text:p>
              <text:p text:style-name="P132">}</text:p>
              <text:p text:style-name="P133">public void SetWidth(int widthInFeet)</text:p>
              <text:p text:style-name="P134">{</text:p>
              <text:p text:style-name="P135"><text:s text:c="4"/>//...</text:p>
              <text:p text:style-name="P136">}</text:p>
              <text:p text:style-name="P128">Both have the same signature, <text:span text:style-name="Source_Text">SetWidth(int)</text:span>, even though the parameters have different names. You might intend the parameters to be different (i.e. represent feet vs. meters), but any <text:span text:style-name="Source_Text">int</text:span>-type parameter is the same to C#</text:p>
            </text:list-item>
          </text:list>
        </text:list-item>
        <text:list-item>
          <text:p text:style-name="P126">The method’s return type is not part of the signature</text:p>
          <text:list text:style-name="L29">
            <text:list-item>
              <text:p text:style-name="P137">So far all the examples have the same return type (<text:span text:style-name="Source_Text">void</text:span>), but changing it would not change the signature</text:p>
            </text:list-item>
            <text:list-item>
              <text:p text:style-name="P137">The signature of <text:span text:style-name="Source_Text">public int Multiply(int factor)</text:span> is <text:span text:style-name="Source_Text">Multiply(int)</text:span>, which is the same as <text:span text:style-name="Source_Text">public void Multiply(int factor)</text:span></text:p>
            </text:list-item>
            <text:list-item>
              <text:p text:style-name="P137">The signature “begins” with the name of the method; everything “before” that does not count (i.e. <text:span text:style-name="Source_Text">public</text:span>, <text:span text:style-name="Source_Text">int</text:span>)</text:p>
            </text:list-item>
          </text:list>
        </text:list-item>
        <text:list-item>
          <text:p text:style-name="P126">The order of parameters is part of the signature, as long as the types are different</text:p>
          <text:list text:style-name="L30">
            <text:list-item>
              <text:p text:style-name="P138">Since parameter name is not part of the signature, only the type can determine the order</text:p>
            </text:list-item>
            <text:list-item>
              <text:p text:style-name="P138">These two methods have different signatures:</text:p>
              <text:p text:style-name="P139">public int Update(int number, string name)</text:p>
              <text:p text:style-name="P140">{</text:p>
              <text:p text:style-name="P141"><text:s text:c="4"/>//...</text:p>
              <text:p text:style-name="P142">}</text:p>
              <text:p text:style-name="P143">public int Update(string name, int number)</text:p>
              <text:p text:style-name="P144">{</text:p>
              <text:p text:style-name="P145"><text:s text:c="4"/>//..</text:p>
              <text:p text:style-name="P146">}</text:p>
              <text:p text:style-name="P138">The signature of the first method is <text:span text:style-name="Source_Text">Update(int, string)</text:span>. The signature of the second method is <text:span text:style-name="Source_Text">Update(string, int)</text:span>.</text:p>
            </text:list-item>
            <text:list-item>
              <text:p text:style-name="P138">These two methods have the same signature, and could not be in the same class:</text:p>
              <text:p text:style-name="P147">public void Multiply(int lengthFactor, int widthFactor)</text:p>
              <text:p text:style-name="P148">{</text:p>
              <text:p text:style-name="P149"><text:s text:c="4"/>//...</text:p>
              <text:p text:style-name="P150">}</text:p>
              <text:p text:style-name="P151">public void Multiply(int widthFactor, int lengthFactor)</text:p>
              <text:p text:style-name="P152">{</text:p>
              <text:p text:style-name="P153"><text:s text:c="4"/>//...</text:p>
              <text:p text:style-name="P154">}</text:p>
              <text:p text:style-name="P138">The signature for both methods is <text:span text:style-name="Source_Text">Multiply(int, int)</text:span>, even though we switched the order of the parameters – the name does not count, and they are both <text:span text:style-name="Source_Text">int</text:span> type</text:p>
            </text:list-item>
          </text:list>
        </text:list-item>
        <text:list-item>
          <text:p text:style-name="P126">Constructors have signatures too</text:p>
          <text:list text:style-name="L31">
            <text:list-item>
              <text:p text:style-name="P155">The constructor <text:span text:style-name="Source_Text">ClassRoom(string buildingParam, int numberParam)</text:span> has the signature <text:span text:style-name="Source_Text">ClassRoom(string, int)</text:span></text:p>
            </text:list-item>
            <text:list-item>
              <text:p text:style-name="P155">The constructor <text:span text:style-name="Source_Text">ClassRoom()</text:span> has the signature <text:span text:style-name="Source_Text">ClassRoom()</text:span></text:p>
            </text:list-item>
            <text:list-item>
              <text:p text:style-name="P155">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32">
        <text:list-item>
          <text:p text:style-name="P156">Previously, when you used the dot operator and wrote the name of a method, the name was enough to determine which method to execute – <text:span text:style-name="Source_Text">myRect.GetLength()</text:span> would call the <text:span text:style-name="Source_Text">GetLength</text:span> method</text:p>
        </text:list-item>
        <text:list-item>
          <text:p text:style-name="P156">When a method is overloaded, you must use the entire signature to determine which method gets executed</text:p>
        </text:list-item>
        <text:list-item>
          <text:p text:style-name="P156">A method call has a “signature” too: the name of the method, and the type and order of the arguments</text:p>
        </text:list-item>
        <text:list-item>
          <text:p text:style-name="P156">C# will execute the method whose signature matches the signature of the method call</text:p>
        </text:list-item>
        <text:list-item>
          <text:p text:style-name="P156">Example: <text:span text:style-name="Source_Text">myRect.Multiply(4);</text:span> has the signature <text:span text:style-name="Source_Text">Multiply(int)</text:span>, so C# will look for a method in the Rectangle class that has the signature <text:span text:style-name="Source_Text">Multiply(int)</text:span>. This matches the method <text:span text:style-name="Source_Text">public void Multiply(int factor)</text:span></text:p>
        </text:list-item>
        <text:list-item>
          <text:p text:style-name="P156">Example: <text:span text:style-name="Source_Text">myRect.Multiply(3, 5);</text:span> has the signature <text:span text:style-name="Source_Text">Multiply(int, int)</text:span>, so C# will look for a method with that signature in the Rectangle class. This matches the method <text:span text:style-name="Source_Text">public void Multiply(int lengthFactor, int widthFactor)</text:span></text:p>
        </text:list-item>
        <text:list-item>
          <text:p text:style-name="P156">The same process happens when you instantiate a class with multiple constructors: C# calls the constructor whose signature matches the signature of the instantiation</text:p>
        </text:list-item>
        <text:list-item>
          <text:p text:style-name="P156">If no method or constructor matches the signature of the method call, you get a compile error. You still cannot write <text:span text:style-name="Source_Text">myRect.Multiply(1.5)</text:span> if there is no method whose signature is <text:span text:style-name="Source_Text">Multiply(double)</text:span>.</text:p>
        </text:list-item>
      </text:list>
      <text:h text:style-name="Heading_20_2" text:outline-level="2"><text:bookmark-start text:name="constructors-in-uml"/>Constructors in UML<text:bookmark-end text:name="constructors-in-uml"/></text:h>
      <text:list text:style-name="L33">
        <text:list-item>
          <text:p text:style-name="P157">Now that we can write constructors, they should be part of the UML diagram of a class</text:p>
          <text:list text:style-name="L34">
            <text:list-item>
              <text:p text:style-name="P158">No need to include the default constructor, or one you write yourself that takes no arguments</text:p>
            </text:list-item>
            <text:list-item>
              <text:p text:style-name="P158">Non-default constructors go in the operations section (box 3) of the UML diagram</text:p>
            </text:list-item>
            <text:list-item>
              <text:p text:style-name="P158">Similar syntax to a method: <text:span text:style-name="Source_Text">[+/-] &lt;&lt;constructor&gt;&gt; [name]([parameter name]: [parameter type])</text:span></text:p>
            </text:list-item>
            <text:list-item>
              <text:p text:style-name="P158">Note that the name will always match the class name</text:p>
            </text:list-item>
            <text:list-item>
              <text:p text:style-name="P158">No return type, ever</text:p>
            </text:list-item>
            <text:list-item>
              <text:p text:style-name="P158">Annotation “&lt;&lt;constructor&gt;&gt;” is nice, but not necessary: if the method name matches the class name, it is a constructor</text:p>
            </text:list-item>
          </text:list>
        </text:list-item>
        <text:list-item>
          <text:p text:style-name="P157">Example for ClassRoom:</text:p>
          <text:p text:style-name="P159">|==========================================================================|</text:p>
          <text:p text:style-name="P160">| <text:s text:c="34"/>**ClassRoom** <text:s text:c="25"/>|</text:p>
          <text:p text:style-name="P161">| <text:s text:c="1"/>|</text:p>
          <text:p text:style-name="P162">| - building: `string` <text:s text:c="52"/>|</text:p>
          <text:p text:style-name="P163">| - number: `int` <text:s text:c="57"/>|</text:p>
          <text:p text:style-name="P164">| <text:s text:c="1"/>|</text:p>
          <text:p text:style-name="P165">| + &lt;&lt;constructor&gt;&gt; ClassRoom(buildingParam: `string`, numberParam: `int`) |</text:p>
          <text:p text:style-name="P166">| + SetBuilding(buildingParam : `string`) <text:s text:c="33"/>|</text:p>
          <text:p text:style-name="P167">| + GetBuilding(): `string` <text:s text:c="47"/>|</text:p>
          <text:p text:style-name="P168">| + SetNumber(numberParameter: `int`) <text:s text:c="37"/>|</text:p>
          <text:p text:style-name="P169">| + GetNumber(): `int` <text:s text:c="52"/>|</text:p>
          <text:p text:style-name="P170">|==========================================================================|</text:p>
        </text:list-item>
      </text:list>
      <text:h text:style-name="Heading_20_2" text:outline-level="2"><text:bookmark-start text:name="properties"/>Properties<text:bookmark-end text:name="properties"/></text:h>
      <text:list text:style-name="L35">
        <text:list-item>
          <text:p text:style-name="P171">Attributes are implemented with a standard “template” of code</text:p>
        </text:list-item>
        <text:list-item>
          <text:p text:style-name="P171">Remember, “attribute” is the abstract concept of some data stored in an object; “instance variable” is the way that data is actually stored</text:p>
        </text:list-item>
        <text:list-item>
          <text:p text:style-name="P171">First, declare an instance variable for the attribute</text:p>
        </text:list-item>
        <text:list-item>
          <text:p text:style-name="P171">Then write a “getter” method for the instance variable</text:p>
        </text:list-item>
        <text:list-item>
          <text:p text:style-name="P171">Then write a “setter” method for the instance variable</text:p>
        </text:list-item>
        <text:list-item>
          <text:p text:style-name="P171">With this combination of instance variable and methods, the object has an attribute that can be read (with the getter) and written (with the setter)</text:p>
        </text:list-item>
        <text:list-item>
          <text:p text:style-name="P171">For example, this code implements a “width” attribute for the class Rectangle:</text:p>
          <text:p text:style-name="P172">class Rectangle</text:p>
          <text:p text:style-name="P173">{</text:p>
          <text:p text:style-name="P174"><text:s text:c="4"/>private int width;</text:p>
          <text:p text:style-name="P175"><text:s text:c="4"/>public void SetWidth(int value)</text:p>
          <text:p text:style-name="P176"><text:s text:c="4"/>{</text:p>
          <text:p text:style-name="P177"><text:s text:c="8"/>width = value;</text:p>
          <text:p text:style-name="P178"><text:s text:c="4"/>}</text:p>
          <text:p text:style-name="P179"><text:s text:c="4"/>public int GetWidth()</text:p>
          <text:p text:style-name="P180"><text:s text:c="4"/>{</text:p>
          <text:p text:style-name="P181"><text:s text:c="8"/>return width;</text:p>
          <text:p text:style-name="P182"><text:s text:c="4"/>}</text:p>
          <text:p text:style-name="P183">}</text:p>
        </text:list-item>
        <text:list-item>
          <text:p text:style-name="P171">Note that there is a lot of repetitive or “obvious” code here:</text:p>
          <text:list text:style-name="L36">
            <text:list-item>
              <text:p text:style-name="P184">The name of the attribute is intended to be “width,” so you must name the instance variable <text:span text:style-name="Source_Text">width</text:span>, and the methods <text:span text:style-name="Source_Text">GetWidth</text:span> and <text:span text:style-name="Source_Text">SetWidth</text:span>, repeating the name three times.</text:p>
            </text:list-item>
            <text:list-item>
              <text:p text:style-name="P184">The attribute is intended to be type <text:span text:style-name="Source_Text">int</text:span>, so you must ensure that the instance variable is type <text:span text:style-name="Source_Text">int</text:span>, the getter has a return type of <text:span text:style-name="Source_Text">int</text:span>, and the setter has a parameter type of <text:span text:style-name="Source_Text">int</text:span>. Similarly, this repeats the data type three times.</text:p>
            </text:list-item>
            <text:list-item>
              <text:p text:style-name="P184">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171">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37">
        <text:list-item>
          <text:p text:style-name="P185">Declare an instance variable for the attribute, like before</text:p>
        </text:list-item>
        <text:list-item>
          <text:p text:style-name="P185">A <text:span text:style-name="T2">property declaration</text:span> has 3 parts:</text:p>
          <text:list text:style-name="L38">
            <text:list-item>
              <text:p text:style-name="P186">Header, which gives the property a name and type (very similar to variable declaration)</text:p>
            </text:list-item>
            <text:list-item>
              <text:p text:style-name="P186"><text:span text:style-name="Source_Text">get</text:span> accessor, which declares the “getter” method for the property</text:p>
            </text:list-item>
            <text:list-item>
              <text:p text:style-name="P186"><text:span text:style-name="Source_Text">set</text:span> accessor, which declares the “setter” method for the property</text:p>
            </text:list-item>
          </text:list>
        </text:list-item>
        <text:list-item>
          <text:p text:style-name="P185">Example code, implementing the “width” attribute for Rectangle (this replaces the code in the previous example):</text:p>
          <text:p text:style-name="P187">class Rectangle</text:p>
          <text:p text:style-name="P188">{</text:p>
          <text:p text:style-name="P189"><text:s text:c="4"/>private int width;</text:p>
          <text:p text:style-name="P190"><text:s text:c="4"/>public int Width</text:p>
          <text:p text:style-name="P191"><text:s text:c="4"/>{</text:p>
          <text:p text:style-name="P192"><text:s text:c="8"/>get</text:p>
          <text:p text:style-name="P193"><text:s text:c="8"/>{</text:p>
          <text:p text:style-name="P194"><text:s text:c="12"/>return width;</text:p>
          <text:p text:style-name="P195"><text:s text:c="8"/>}</text:p>
          <text:p text:style-name="P196"><text:s text:c="8"/>set</text:p>
          <text:p text:style-name="P197"><text:s text:c="8"/>{</text:p>
          <text:p text:style-name="P198"><text:s text:c="12"/>width = value;</text:p>
          <text:p text:style-name="P199"><text:s text:c="8"/>}</text:p>
          <text:p text:style-name="P200"><text:s text:c="4"/>}</text:p>
          <text:p text:style-name="P201">}</text:p>
        </text:list-item>
        <text:list-item>
          <text:p text:style-name="P185">Header syntax: <text:span text:style-name="Source_Text">[public/private] [type] [name]</text:span></text:p>
        </text:list-item>
        <text:list-item>
          <text:p text:style-name="P185"><text:span text:style-name="T1">Convention</text:span> (not rule) is to give the property the same name as the instance variable, but capitalized – C# is case sensitive</text:p>
        </text:list-item>
        <text:list-item>
          <text:p text:style-name="P185"><text:span text:style-name="Source_Text">get</text:span> accessor: Starts with the keyword <text:span text:style-name="Source_Text">get</text:span>, then a method body inside a code block (between braces)</text:p>
          <text:list text:style-name="L39">
            <text:list-item>
              <text:p text:style-name="P202"><text:span text:style-name="Source_Text">get</text:span> is like a method header that always has the same name, and its other features are implied by the property’s header</text:p>
            </text:list-item>
            <text:list-item>
              <text:p text:style-name="P202">Access modifier: Same as the property header’s, i.e. <text:span text:style-name="Source_Text">public</text:span> in this example</text:p>
            </text:list-item>
            <text:list-item>
              <text:p text:style-name="P202">Return type: Same as the property header’s type, i.e. <text:span text:style-name="Source_Text">int</text:span> in this example (so imagine it says <text:span text:style-name="Source_Text">public int get()</text:span>)</text:p>
            </text:list-item>
            <text:list-item>
              <text:p text:style-name="P202">Body of <text:span text:style-name="Source_Text">get</text:span> section is exactly the same as body of a “getter”: return the instance variable</text:p>
            </text:list-item>
          </text:list>
        </text:list-item>
        <text:list-item>
          <text:p text:style-name="P185"><text:span text:style-name="Source_Text">set</text:span> accessor: Starts with the keyword <text:span text:style-name="Source_Text">set</text:span>, then a method body inside a code block</text:p>
          <text:list text:style-name="L40">
            <text:list-item>
              <text:p text:style-name="P203">Also a method header with a fixed name, access modifier, return type, and parameter</text:p>
            </text:list-item>
            <text:list-item>
              <text:p text:style-name="P203">Access modifier: Same as the property header’s, i.e. <text:span text:style-name="Source_Text">public</text:span> in this example</text:p>
            </text:list-item>
            <text:list-item>
              <text:p text:style-name="P203">Return type: Always <text:span text:style-name="Source_Text">void</text:span> (like a setter)</text:p>
            </text:list-item>
            <text:list-item>
              <text:p text:style-name="P203">Parameter: Same type as the property header’s type, name is always “value”. In this case that means the parameter is <text:span text:style-name="Source_Text">int value</text:span>; imagine the method header says <text:span text:style-name="Source_Text">public void set(int value)</text:span></text:p>
            </text:list-item>
            <text:list-item>
              <text:p text:style-name="P203">Body of <text:span text:style-name="Source_Text">set</text:span> section looks just like the body of a setter: Assign the parameter to the instance variable (and the parameter is always named “value”). In this case, that means <text:span text:style-name="Source_Text">width = value</text:span></text:p>
            </text:list-item>
          </text:list>
        </text:list-item>
      </text:list>
      <text:h text:style-name="Heading_20_4" text:outline-level="4"><text:bookmark-start text:name="using-properties"/>Using properties<text:bookmark-end text:name="using-properties"/></text:h>
      <text:list text:style-name="L41">
        <text:list-item>
          <text:p text:style-name="P204">Properties are members of an object, just like instance variables and methods</text:p>
        </text:list-item>
        <text:list-item>
          <text:p text:style-name="P204">Access them with the “member access” operator, aka the dot operator</text:p>
          <text:list text:style-name="L42">
            <text:list-item>
              <text:p text:style-name="P205">For example, <text:span text:style-name="Source_Text">myRect.Width</text:span> will access the property we wrote, assuming <text:span text:style-name="Source_Text">myRect</text:span> is a Rectangle</text:p>
            </text:list-item>
          </text:list>
        </text:list-item>
        <text:list-item>
          <text:p text:style-name="P204">A complete example, where the “length” attribute is implemented the “old” way with a getter and setter, and the “width” attribute is implemented with a property:</text:p>
          <text:p text:style-name="P206">!include code/snippets/usingWidthProperty.cs</text:p>
        </text:list-item>
        <text:list-item>
          <text:p text:style-name="P204">Properties “act like” variables: you can assign to them and read from them</text:p>
        </text:list-item>
        <text:list-item>
          <text:p text:style-name="P204">Reading from a property will <text:span text:style-name="T1">automatically</text:span> call the <text:span text:style-name="Source_Text">get</text:span> accessor for that property</text:p>
          <text:list text:style-name="L43">
            <text:list-item>
              <text:p text:style-name="P207">For example, <text:span text:style-name="Source_Text">Console.WriteLine($"The width is {myRectangle.Width}");</text:span> will call the <text:span text:style-name="Source_Text">get</text:span> accessor inside the <text:span text:style-name="Source_Text">Width</text:span> property, which in turn executes <text:span text:style-name="Source_Text">return width</text:span> and returns the current value of the instance variable</text:p>
            </text:list-item>
            <text:list-item>
              <text:p text:style-name="P207">This is equivalent to <text:span text:style-name="Source_Text">Console.WriteLine($"The width is {myRectangle.GetWidth()}");</text:span> using the “old” Rectangle code</text:p>
            </text:list-item>
          </text:list>
        </text:list-item>
        <text:list-item>
          <text:p text:style-name="P204">Assigning to (writing) a property will <text:span text:style-name="T1">automatically</text:span> call the <text:span text:style-name="Source_Text">set</text:span> accessor for that property, with an argument equal to the right side of the <text:span text:style-name="Source_Text">=</text:span> operator</text:p>
          <text:list text:style-name="L44">
            <text:list-item>
              <text:p text:style-name="P208">For example, <text:span text:style-name="Source_Text">myRectangle.Width = 15;</text:span> will call the <text:span text:style-name="Source_Text">set</text:span> accessor inside the <text:span text:style-name="Source_Text">Width</text:span> property, with <text:span text:style-name="Source_Text">value</text:span> equal to 15</text:p>
            </text:list-item>
            <text:list-item>
              <text:p text:style-name="P208">This is equivalent to <text:span text:style-name="Source_Text">myRectangle.SetWidth(15);</text:span> using the “old” Rectangle code</text:p>
            </text:list-item>
          </text:list>
        </text:list-item>
      </text:list>
      <text:h text:style-name="Heading_20_4" text:outline-level="4"><text:bookmark-start text:name="properties-in-uml"/>Properties in UML<text:bookmark-end text:name="properties-in-uml"/></text:h>
      <text:list text:style-name="L45">
        <text:list-item>
          <text:p text:style-name="P209">Since properties represent attributes, they go in the “attributes” box (the second box)</text:p>
        </text:list-item>
        <text:list-item>
          <text:p text:style-name="P209">If a property will simply “get” and “set” an instance variable of the same name, you do <text:span text:style-name="T1">not</text:span> need to write the instance variable in the box</text:p>
          <text:list text:style-name="L46">
            <text:list-item>
              <text:p text:style-name="P210">No need to write both the property <text:span text:style-name="Source_Text">Width</text:span> and the instance variable <text:span text:style-name="Source_Text">width</text:span></text:p>
            </text:list-item>
          </text:list>
        </text:list-item>
        <text:list-item>
          <text:p text:style-name="P209">Syntax: <text:span text:style-name="Source_Text">[+/-] &lt;&lt;property&gt;&gt; [name]: [type]</text:span></text:p>
        </text:list-item>
        <text:list-item>
          <text:p text:style-name="P209">Note that the access modifier (+ or -) is for the property, not the instance variable, so it is + if the property is <text:span text:style-name="Source_Text">public</text:span> (which it usually is)</text:p>
        </text:list-item>
        <text:list-item>
          <text:p text:style-name="P209">Example for <text:span text:style-name="Source_Text">Rectangle</text:span>, assuming we converted both attributes to use properties instead of getters and setters:</text:p>
          <text:p text:style-name="P211">|==================================|</text:p>
          <text:p text:style-name="P212">| <text:s text:c="12"/>**Rectangle** <text:s text:c="7"/>|</text:p>
          <text:p text:style-name="P213">| -- |</text:p>
          <text:p text:style-name="P214">| + &lt;&lt;property&gt;&gt; Width: `int` <text:s text:c="5"/>|</text:p>
          <text:p text:style-name="P215">| + &lt;&lt;property&gt;&gt; Length: `int` <text:s text:c="4"/>|</text:p>
          <text:p text:style-name="P216">| -- |</text:p>
          <text:p text:style-name="P217">| + ComputeArea(): `int` <text:s text:c="10"/>|</text:p>
          <text:p text:style-name="P218">|==================================|</text:p>
        </text:list-item>
        <text:list-item>
          <text:p text:style-name="P209">We no longer need to write all those setter and getter methods, since they are “built in” to the properti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1Z</meta:creation-date>
    <dc:date>2024-08-15T18:01:51Z</dc:date>
  </office:meta>
</office:document-meta>
</file>